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/>
      <style:text-properties style:font-name="Calibri"/>
    </style:style>
    <style:style style:name="P2" style:family="paragraph" style:parent-style-name="Standard">
      <style:paragraph-properties fo:margin-top="0cm" fo:margin-bottom="0.199cm"/>
      <style:text-properties fo:color="#800000" style:font-name="Calibri"/>
    </style:style>
    <style:style style:name="P3" style:family="paragraph" style:parent-style-name="Standard">
      <style:paragraph-properties fo:margin-top="0cm" fo:margin-bottom="0.199cm"/>
      <style:text-properties fo:color="#800000" style:font-name="Calibri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199cm"/>
      <style:text-properties fo:color="#800000" style:font-name="Calibri" fo:font-weight="bold" style:font-weight-asian="bold" style:font-weight-complex="bold"/>
    </style:style>
    <style:style style:name="P5" style:family="paragraph" style:parent-style-name="Standard">
      <style:paragraph-properties fo:margin-top="0cm" fo:margin-bottom="0.199cm" fo:padding="0.074cm" fo:border-left="none" fo:border-right="none" fo:border-top="none" fo:border-bottom="0.002cm solid #000000" style:join-border="false"/>
      <style:text-properties style:font-name="Calibri"/>
    </style:style>
    <style:style style:name="P6" style:family="paragraph" style:parent-style-name="Standard">
      <style:paragraph-properties fo:margin-top="0.499cm" fo:margin-bottom="0.499cm"/>
      <style:text-properties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margin-top="0cm" fo:margin-bottom="0.199cm"/>
      <style:text-properties fo:color="#800000" style:font-name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 2</text:p>
      <text:p text:style-name="P4">ACTIVIDAD 4: CREANDO MI IDENTIDAD</text:p>
      <text:p text:style-name="P2">Describe la identidad de tu empresa:</text:p>
      <text:list xml:id="list1795185290113205851" text:style-name="L1">
        <text:list-item>
          <text:p text:style-name="P7">Filosofía de tu empresa: Misión, Valores y Visión</text:p>
        </text:list-item>
        <text:list-item>
          <text:p text:style-name="P7">Identidad visual: logotipo, colores, papelería, tipos de letras en los documentos o en la web, vestimenta, otros.</text:p>
        </text:list-item>
      </text:list>
      <text:p text:style-name="P5"/>
      <text:p text:style-name="P1"/>
      <text:p text:style-name="P6">Ver archivo Binain-manual_v2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8M48S</meta:editing-duration>
    <meta:editing-cycles>15</meta:editing-cycles>
    <meta:generator>OpenOffice/4.1.9$Win32 OpenOffice.org_project/419m1$Build-9805</meta:generator>
    <dc:date>2021-11-24T23:16:15.94</dc:date>
    <meta:document-statistic meta:table-count="0" meta:image-count="0" meta:object-count="0" meta:page-count="1" meta:paragraph-count="6" meta:word-count="43" meta:character-count="272"/>
    <meta:user-defined meta:name="Info 1"/>
    <meta:user-defined meta:name="Info 2"/>
    <meta:user-defined meta:name="Info 3"/>
    <meta:user-defined meta:name="Info 4"/>
  </office:meta>
</office:document-meta>
</file>